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पणजे आरटीओ ऑफिसांक लागिल्ल्या उज्यांत अर्धेलाशिल्ले गाडयांचे दोकुमेन्त कदंब बायपासार माल्ले राशीक मिडियाची नजर पडटनाच उखल्ले आरटीओचो घालपणा एक्स्पोज.</text:p>
      <text:p>बीजेपीची विद्यार्थी संघटना म्हण्टाकोर्टान ऑर्डर दिल्यार ओपन इलॅक्शनाक तयार एनएसयूआय म्हण्टा गोंयचेविशीं चुकीचो संदेश एनसीपीचे स्टूडंट युनियनीची हायकोर्टांत वचपाची तयारी.</text:p>
      <text:p>वास्को बिल्डिंगांनी फायर सेफ्टि सिस्टम आसून नाशिल्ल्यांत जमा फायर हायड्रन्ट्स आनी पायपांय कळमेलीं इन्स्पॅक्शन जायना फायर डिपार्टमॅन्ट म्हण्टा सोसायटीक पडिल्लें ना.</text:p>
      <text:p>आनी</text:p>
      <text:p>फिफाचे अंडर 17 वल्ड कपाची क्वाटर फायनल गोंयांत शेनवारा फातोड्डा जातली युएसए आड इंग्लंड मॅच बॉक्स ऑफिसाचेर अजूनय उल्ल्यात तिकेटी.</text:p>
      <text:p>पणजे आरटीओ ऑफिसांक लागिल्ल्या उज्यांत अर्धेलाशिल्ले गाडयांचे दोकुमेन्त ओल्ड गोवा बायपासार राशीक माल्ल्यात. लासूनाशिल्ले आरसी स्मार्ट बुकांसारखेले बरे दोकुमेन्तूय ते राशींनी दिसतात. आरटीओचे बेजवाबदारपणान लोकांची आयडॅन्टीटी आनी गाडयांचे मालकीचे दोकुमेन्तांचो दुरुपेग जायत म्हूण हुस्को. मिडीयांत ही गजाल पावली म्हूण कळटनाच ते उगड्यावेले दोकुमेन्तांचो विलो लावंक थंय मनीस पावले.</text:p>
      <text:p>घेवया एक ब्रेक</text:p>
      <text:p>कोर्टान ऑर्डर दिली जाल्यार ओपन इलॅक्शनाक तयार आसात मात इलॅक्शनाचेर बहिष्कार घालचे ना म्हूण बीजेपीची विद्यार्थी संघटना म्हण्टा. ओपन इलॅक्शनाक जाय तसो सपोर्ट मेळूंक नाशिल्ल्यान देशभर गोयांविशीं चुकीची सिग्नल गेल्या म्हूण एनएसयुयाक दिसता. एनसीपी गोंयात ओपन इलॅक्शन जावचें म्हूण खंय कोर्टांत वतले.</text:p>
      <text:p>गोवा फॉर्वर्ड आतां कॉंग्रेसीचे मतदारसंघ पोखरपाचो प्लान करता पार्टीचो म्हणयारो ट्राजनान मिडियामुखार प्लान जाहीर केलो शुक्रारसावन खंय कितल्योशोच पंचायती झेडपी आनी बाकीचेफुडारी गोवा फॉर्वर्डांत एन्ट्री मारतले विजयाच्या फुडारपणान मोहीम चलतली.</text:p>
      <text:p>घेवया एक ब्रेक</text:p>
      <text:p>वाळपय हिवरे बुद्रुक सरकारी प्राथमीक शाळेच्या संडासाची टाकी खचल्या. शाळेच्या पीटीएन वाळपय एडीआयक लॅटर बरोवन जालें. एडीआय खंय म्हण्टा फंड ना तुमी वचून शिक्षण खात्याचें ऑफिसांत सांगात. सरकारान जाता तितले बेगीन हे टाकयचें काम करुन ती जाग्यार घालची म्हूण पालक मागतात. भुरग्यांक दिसपट्टे खंय त्रास जातात.</text:p>
      <text:p>. फातोड्ड्या गोगळांत एके गाड्येन मोखून 3 स्कूटरी आनी एक ऐस रिकशा डॅमेज केली बायल खंय बरीच स्पीडीन चलयताली. कंट्रोल गेलो आनी तिणे मोखली म्हूण कळटा कोणाक कायंच मार लागूंक ना. लोक म्हण्टा नगरपालिका स्पीड ब्रेकर घालपाक तयार. कॉम्पलॅक्सवाले सागंतात वाड्यावेले लोक रस्त्यार गाड्यो पार्क करुन ब्लॉक करतात.</text:p>
      <text:p>घेवया एक ब्रेक</text:p>
      <text:p>सावड्ड्या 3 पंचायतीच्या बिल्डिंगांची बुन्याद घाली सावड्डेचो आमदार दिपक पावसकारान ताच्या वाढदिवसानिमतान ह्या प्रकंल्पांक हात घाला पंचायत मंत्री माविन बरोबर आशिल्लो पावसकाराच्या बया मागप्यांची वाढदिसा परबी दिवंक बरीच गर्दी दिसली</text:p>
      <text:p>घेवया एक ब्रेक</text:p>
      <text:p>शेनवारा फातोड्ड्या फिफा अंडर 17 इंग्लंड आड युएसए क्वॉटर फायनल जावपाची आसा. मॅचिच्यो तिकेटी अजूनय फातोड्ड्या बॉ़क्स ऑफिसार सेलाक आसा म्हूण बॉक्स ऑफिसावेल्यान कळटा.</text:p>
      <text:p>दिवाळेचो दुसरो दीस लक्ष्मीपुजनाचो. कामधंदेकार लोकांक हो दीस चड लागता. गोंयकारांनीय लक्ष्मी पुजन मोठ्या भक्तिभावान केलें. धनाची देवता कुबेर आनी लक्ष्मी. तिची कृपा उरची म्हूण तिका पुजपाचो हो दीस. गोंयकारांचे लक्ष्मीपुजन.</text:p>
      <text:p>आतां पळोवया गोंयातल्या हेर वाठारातल्यो कांय खबरो.</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